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1.348in"/>
    </style:style>
    <style:style style:name="co3" style:family="table-column">
      <style:table-column-properties fo:break-before="auto" style:column-width="0.472in"/>
    </style:style>
    <style:style style:name="co4" style:family="table-column">
      <style:table-column-properties fo:break-before="auto" style:column-width="1.781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5362in" fo:break-before="auto" style:use-optimal-row-height="true"/>
    </style:style>
    <style:style style:name="ro3" style:family="table-row">
      <style:table-row-properties style:row-height="0.3626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weight="bold" style:font-name-asian="SimSun" style:font-weight-asian="bold" style:font-name-complex="Lucida Sans" style:font-weight-complex="bold"/>
    </style:style>
    <style:style style:name="ce2" style:family="table-cell" style:parent-style-name="Default">
      <style:text-properties style:font-name="Calibri" style:font-name-asian="SimSun" style:font-name-complex="Lucida Sans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3333" style:font-name="Calibri"/>
    </style:style>
  </office:automatic-styles>
  <office:body>
    <office:spreadsheet>
      <table:table table:name="DH tutoria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>
            <text:p>Author</text:p>
          </table:table-cell>
          <table:table-cell table:style-name="ce4" office:value-type="string">
            <text:p>Title</text:p>
          </table:table-cell>
          <table:table-cell table:style-name="ce4" office:value-type="string">
            <text:p>Year </text:p>
          </table:table-cell>
          <table:table-cell table:style-name="ce4" office:value-type="string">
            <text:p>lib.ru</text:p>
          </table:table-cell>
          <table:table-cell table:style-name="ce4" office:value-type="string">
            <text:p>rvb</text:p>
          </table:table-cell>
          <table:table-cell table:style-name="ce4" office:value-type="string">
            <text:p>wiki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Фонвизин</text:p>
          </table:table-cell>
          <table:table-cell table:style-name="ce5" office:value-type="string">
            <text:p>Недоросль</text:p>
          </table:table-cell>
          <table:table-cell table:style-name="ce5" office:value-type="float" office:value="1782">
            <text:p>1782</text:p>
          </table:table-cell>
          <table:table-cell office:value-type="string">
            <text:p>http://az.lib.ru/f/fonwizin_d_i/text_0020.shtml</text:p>
          </table:table-cell>
          <table:table-cell office:value-type="string">
            <text:p>http://rvb.ru/18vek/fonvizin/01text/vol1/01theatre/003.htm</text:p>
          </table:table-cell>
          <table:table-cell office:value-type="string">
            <text:p>https://ru.wikisource.org/wiki/%D0%9D%D0%B5%D0%B4%D0%BE%D1%80%D0%BE%D1%81%D0%BB%D1%8C_(%D0%A4%D0%BE%D0%BD%D0%B2%D0%B8%D0%B7%D0%B8%D0%BD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Грибоедов</text:p>
          </table:table-cell>
          <table:table-cell table:style-name="ce5" office:value-type="string">
            <text:p>Горе от ума</text:p>
          </table:table-cell>
          <table:table-cell table:style-name="ce5" office:value-type="float" office:value="1825">
            <text:p>1825</text:p>
          </table:table-cell>
          <table:table-cell office:value-type="string">
            <text:p>http://az.lib.ru/g/griboedow_a_s/text_001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3%D0%BE%D1%80%D0%B5_%D0%BE%D1%82_%D1%83%D0%BC%D0%B0_(%D0%93%D1%80%D0%B8%D0%B1%D0%BE%D0%B5%D0%B4%D0%BE%D0%B2)/%D0%9F%D0%A1%D0%A1_1911_(%D0%92%D0%A2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Пушкин</text:p>
          </table:table-cell>
          <table:table-cell table:style-name="ce5" office:value-type="string">
            <text:p>Борис Годунов</text:p>
          </table:table-cell>
          <table:table-cell table:style-name="ce5" office:value-type="float" office:value="1825">
            <text:p>1825</text:p>
          </table:table-cell>
          <table:table-cell office:value-type="string">
            <text:p>http://az.lib.ru/p/pushkin_a_s/text_0110.shtml</text:p>
          </table:table-cell>
          <table:table-cell office:value-type="string">
            <text:p>http://rvb.ru/pushkin/01text/05theatre/01theatre/0837.htm</text:p>
          </table:table-cell>
          <table:table-cell office:value-type="string">
            <text:p>https://ru.wikisource.org/wiki/%D0%91%D0%BE%D1%80%D0%B8%D1%81_%D0%93%D0%BE%D0%B4%D1%83%D0%BD%D0%BE%D0%B2_(%D0%9F%D1%83%D1%88%D0%BA%D0%B8%D0%BD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Гоголь</text:p>
          </table:table-cell>
          <table:table-cell table:style-name="ce5" office:value-type="string">
            <text:p>Ревизор</text:p>
          </table:table-cell>
          <table:table-cell table:style-name="ce5" office:value-type="float" office:value="1836">
            <text:p>1836</text:p>
          </table:table-cell>
          <table:table-cell office:value-type="string">
            <text:p>http://az.lib.ru/g/gogolx_n_w/text_0070.shtml</text:p>
          </table:table-cell>
          <table:table-cell office:value-type="string">
            <text:p>http://rvb.ru/gogol/01text/vol_04/01_revisor/0085.htm</text:p>
          </table:table-cell>
          <table:table-cell office:value-type="string">
            <text:p>https://ru.wikisource.org/wiki/%D0%A0%D0%B5%D0%B2%D0%B8%D0%B7%D0%BE%D1%80_(%D0%93%D0%BE%D0%B3%D0%BE%D0%BB%D1%8C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Гоголь</text:p>
          </table:table-cell>
          <table:table-cell table:style-name="ce5" office:value-type="string">
            <text:p>Женитьба</text:p>
          </table:table-cell>
          <table:table-cell table:style-name="ce5" office:value-type="string">
            <text:p><text:tab/></text:p>
            <text:p>1833—1835</text:p>
          </table:table-cell>
          <table:table-cell office:value-type="string">
            <text:p>http://az.lib.ru/g/gogolx_n_w/text_0080.shtml</text:p>
          </table:table-cell>
          <table:table-cell office:value-type="string">
            <text:p>http://rvb.ru/gogol/01text/vol_05/01_zhenitba/0105.htm</text:p>
          </table:table-cell>
          <table:table-cell office:value-type="string">
            <text:p>https://ru.wikisource.org/wiki/%D0%96%D0%B5%D0%BD%D0%B8%D1%82%D1%8C%D0%B1%D0%B0_(%D0%93%D0%BE%D0%B3%D0%BE%D0%BB%D1%8C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Сухово-Кобылин</text:p>
          </table:table-cell>
          <table:table-cell table:style-name="ce5" office:value-type="string">
            <text:p>Дело</text:p>
          </table:table-cell>
          <table:table-cell table:style-name="ce5" office:value-type="float" office:value="1856">
            <text:p>1856</text:p>
          </table:table-cell>
          <table:table-cell office:value-type="string">
            <text:p>http://az.lib.ru/s/suhowokobylin_a_w/text_0025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4%D0%B5%D0%BB%D0%BE_(%D0%A1%D1%83%D1%85%D0%BE%D0%B2%D0%BE-%D0%9A%D0%BE%D0%B1%D1%8B%D0%BB%D0%B8%D0%BD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Сухово-Кобылин</text:p>
          </table:table-cell>
          <table:table-cell table:style-name="ce6" office:value-type="string">
            <text:p>Смерть Тарелкина</text:p>
          </table:table-cell>
          <table:table-cell table:style-name="ce5" office:value-type="float" office:value="1869">
            <text:p>1869</text:p>
          </table:table-cell>
          <table:table-cell office:value-type="string">
            <text:p>http://az.lib.ru/s/suhowokobylin_a_w/text_003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1%D0%BC%D0%B5%D1%80%D1%82%D1%8C_%D0%A2%D0%B0%D1%80%D0%B5%D0%BB%D0%BA%D0%B8%D0%BD%D0%B0_(%D0%A1%D1%83%D1%85%D0%BE%D0%B2%D0%BE-%D0%9A%D0%BE%D0%B1%D1%8B%D0%BB%D0%B8%D0%BD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Островский</text:p>
          </table:table-cell>
          <table:table-cell table:style-name="ce5" office:value-type="string">
            <text:p>Свои люди - сочтемся</text:p>
          </table:table-cell>
          <table:table-cell table:style-name="ce5" office:value-type="float" office:value="1849">
            <text:p>1849</text:p>
          </table:table-cell>
          <table:table-cell office:value-type="string">
            <text:p>http://az.lib.ru/o/ostrowskij_a_n/text_003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1%D0%B2%D0%BE%D0%B8_%D0%BB%D1%8E%D0%B4%D0%B8_%E2%80%94_%D1%81%D0%BE%D1%87%D1%82%D1%91%D0%BC%D1%81%D1%8F_(%D0%9E%D1%81%D1%82%D1%80%D0%BE%D0%B2%D1%81%D0%BA%D0%B8%D0%B9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Островский</text:p>
          </table:table-cell>
          <table:table-cell table:style-name="ce5" office:value-type="string">
            <text:p>Гроза</text:p>
          </table:table-cell>
          <table:table-cell table:style-name="ce5" office:value-type="float" office:value="1859">
            <text:p>1859</text:p>
          </table:table-cell>
          <table:table-cell office:value-type="string">
            <text:p>http://az.lib.ru/o/ostrowskij_a_n/text_006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3%D1%80%D0%BE%D0%B7%D0%B0_(%D0%9E%D1%81%D1%82%D1%80%D0%BE%D0%B2%D1%81%D0%BA%D0%B8%D0%B9)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Алексей Толстой</text:p>
          </table:table-cell>
          <table:table-cell table:style-name="ce5" office:value-type="string">
            <text:p>Смерть Иоанна Грозного</text:p>
          </table:table-cell>
          <table:table-cell table:style-name="ce5" office:value-type="string">
            <text:p>1862—1864</text:p>
          </table:table-cell>
          <table:table-cell office:value-type="string">
            <text:p>http://az.lib.ru/t/tolstoj_a_k/text_005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1%D0%BC%D0%B5%D1%80%D1%82%D1%8C_%D0%98%D0%BE%D0%B0%D0%BD%D0%BD%D0%B0_%D0%93%D1%80%D0%BE%D0%B7%D0%BD%D0%BE%D0%B3%D0%BE_(%D0%90._%D0%9A._%D0%A2%D0%BE%D0%BB%D1%81%D1%82%D0%BE%D0%B9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Островский</text:p>
          </table:table-cell>
          <table:table-cell table:style-name="ce5" office:value-type="string">
            <text:p>Бесприданница</text:p>
          </table:table-cell>
          <table:table-cell table:style-name="ce5" office:value-type="float" office:value="1878">
            <text:p>1878</text:p>
          </table:table-cell>
          <table:table-cell office:value-type="string">
            <text:p>http://az.lib.ru/o/ostrowskij_a_n/text_019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1%D0%B5%D1%81%D0%BF%D1%80%D0%B8%D0%B4%D0%B0%D0%BD%D0%BD%D0%B8%D1%86%D0%B0_(%D0%9E%D1%81%D1%82%D1%80%D0%BE%D0%B2%D1%81%D0%BA%D0%B8%D0%B9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Лев Толстой</text:p>
          </table:table-cell>
          <table:table-cell table:style-name="ce5" office:value-type="string">
            <text:p>Живой труп</text:p>
          </table:table-cell>
          <table:table-cell table:style-name="ce5" office:value-type="float" office:value="1900">
            <text:p>1900</text:p>
          </table:table-cell>
          <table:table-cell office:value-type="string">
            <text:p>http://az.lib.ru/t/tolstoj_lew_nikolaewich/text_127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6%D0%B8%D0%B2%D0%BE%D0%B9_%D1%82%D1%80%D1%83%D0%BF_(%D0%A2%D0%BE%D0%BB%D1%81%D1%82%D0%BE%D0%B9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Лев Толстой</text:p>
          </table:table-cell>
          <table:table-cell table:style-name="ce5" office:value-type="string">
            <text:p>Власть тьмы</text:p>
          </table:table-cell>
          <table:table-cell table:style-name="ce5" office:value-type="float" office:value="1877">
            <text:p>1877</text:p>
          </table:table-cell>
          <table:table-cell table:style-name="ce7" office:value-type="string">
            <text:p>None</text:p>
          </table:table-cell>
          <table:table-cell office:value-type="string">
            <text:p>http://rvb.ru/tolstoy/01text/vol_11/01text/0269.htm</text:p>
          </table:table-cell>
          <table:table-cell table:style-name="ce7" office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>
            <text:p>Чехов</text:p>
          </table:table-cell>
          <table:table-cell table:style-name="ce5" office:value-type="string">
            <text:p>Чайка</text:p>
          </table:table-cell>
          <table:table-cell table:style-name="ce5" office:value-type="float" office:value="1895">
            <text:p>1895</text:p>
          </table:table-cell>
          <table:table-cell office:value-type="string">
            <text:p>http://www.lib.ru/LITRA/CHEHOW/chajka.txt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A7%D0%B0%D0%B9%D0%BA%D0%B0_(%D0%A7%D0%B5%D1%85%D0%BE%D0%B2)</text:p>
          </table:table-cell>
          <table:table-cell table:number-columns-repeated="1018"/>
        </table:table-row>
        <table:table-row table:style-name="ro1">
          <table:table-cell office:value-type="string">
            <text:p>Чехов</text:p>
          </table:table-cell>
          <table:table-cell table:style-name="ce5" office:value-type="string">
            <text:p>Дядя Ваня</text:p>
          </table:table-cell>
          <table:table-cell table:style-name="ce5" office:value-type="float" office:value="1896">
            <text:p>1896</text:p>
          </table:table-cell>
          <table:table-cell office:value-type="string">
            <text:p>http://az.lib.ru/c/chehow_a_p/text_013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4%D1%8F%D0%B4%D1%8F_%D0%92%D0%B0%D0%BD%D1%8F_(%D0%A7%D0%B5%D1%85%D0%BE%D0%B2)</text:p>
          </table:table-cell>
          <table:table-cell table:number-columns-repeated="1018"/>
        </table:table-row>
        <table:table-row table:style-name="ro1">
          <table:table-cell office:value-type="string">
            <text:p>Чехов</text:p>
          </table:table-cell>
          <table:table-cell table:style-name="ce5" office:value-type="string">
            <text:p>Вишневый сад</text:p>
          </table:table-cell>
          <table:table-cell table:style-name="ce5" office:value-type="float" office:value="1903">
            <text:p>1903</text:p>
          </table:table-cell>
          <table:table-cell office:value-type="string">
            <text:p>http://az.lib.ru/c/chehow_a_p/text_0150.shtml</text:p>
          </table:table-cell>
          <table:table-cell table:style-name="ce7" office:value-type="string">
            <text:p>None</text:p>
          </table:table-cell>
          <table:table-cell office:value-type="string">
            <text:p>https://ru.wikisource.org/wiki/%D0%92%D0%B8%D1%88%D0%BD%D1%91%D0%B2%D1%8B%D0%B9_%D1%81%D0%B0%D0%B4_(%D0%A7%D0%B5%D1%85%D0%BE%D0%B2)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7/01/2016</text:date>, <text:time>21:5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il Skorinkin</meta:initial-creator>
    <meta:creation-date>2016-07-01T19:29:20</meta:creation-date>
    <dc:date>2016-07-01T21:56:11</dc:date>
    <dc:creator>Daniil Skorinkin</dc:creator>
    <meta:editing-duration>PT2H26M51S</meta:editing-duration>
    <meta:editing-cycles>18</meta:editing-cycles>
    <meta:generator>OpenOffice/4.1.1$Unix OpenOffice.org_project/411m6$Build-9775</meta:generator>
    <meta:document-statistic meta:table-count="3" meta:cell-count="102" meta:object-count="0"/>
    <meta:user-defined meta:name=""/>
  </office:meta>
</office:document-meta>
</file>